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rvival_Gup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ain effects and interactions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GLM family</text:p>
          </table:table-cell>
          <table:table-cell table:style-name="ce6" office:value-type="string" calcext:value-type="string">
            <text:p>elpd_diff</text:p>
          </table:table-cell>
          <table:table-cell table:style-name="ce6" office:value-type="string" calcext:value-type="string">
            <text:p>se_diff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Guppy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4">
            <text:p>Survival</text:p>
          </table:table-cell>
          <table:table-cell table:style-name="ce3" office:value-type="string" calcext:value-type="string" table:number-columns-spanned="1" table:number-rows-spanned="4">
            <text:p>~ Size + NK + Size:NK</text:p>
          </table:table-cell>
          <table:table-cell table:style-name="ce1" office:value-type="string" calcext:value-type="string">
            <text:p>+ Canopy</text:p>
          </table:table-cell>
          <table:table-cell office:value-type="string" calcext:value-type="string">
            <text:p>Bernoulli (link= logit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/>
          <table:table-cell table:style-name="ce6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 + Canopy</text:p>
          </table:table-cell>
          <table:table-cell/>
          <table:table-cell office:value-type="float" office:value="-1.05756838839238" calcext:value-type="float">
            <text:p>-1.058</text:p>
          </table:table-cell>
          <table:table-cell office:value-type="float" office:value="1.29398091213166" calcext:value-type="float">
            <text:p>1.294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table:number-columns-repeated="2"/>
          <table:table-cell office:value-type="float" office:value="-1.28211171662733" calcext:value-type="float">
            <text:p>-1.282</text:p>
          </table:table-cell>
          <table:table-cell office:value-type="float" office:value="1.8350567846498" calcext:value-type="float">
            <text:p>1.835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</text:p>
          </table:table-cell>
          <table:table-cell/>
          <table:table-cell office:value-type="float" office:value="-2.0549584944012" calcext:value-type="float">
            <text:p>-2.055</text:p>
          </table:table-cell>
          <table:table-cell office:value-type="float" office:value="2.17455897338008" calcext:value-type="float">
            <text:p>2.175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Growth</text:p>
          </table:table-cell>
          <table:table-cell table:style-name="ce3" office:value-type="string" calcext:value-type="string" table:number-columns-spanned="1" table:number-rows-spanned="4">
            <text:p>~ Size + NK + Size:NK</text:p>
          </table:table-cell>
          <table:table-cell table:style-name="ce1" office:value-type="string" calcext:value-type="string">
            <text:p>+ Canopy</text:p>
          </table:table-cell>
          <table:table-cell office:value-type="string" calcext:value-type="string">
            <text:p>Normal (link= identity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/>
          <table:table-cell table:style-name="ce6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 + Canopy</text:p>
          </table:table-cell>
          <table:table-cell/>
          <table:table-cell office:value-type="float" office:value="-0.725092039210855" calcext:value-type="float">
            <text:p>-0.725</text:p>
          </table:table-cell>
          <table:table-cell office:value-type="float" office:value="0.838831090148091" calcext:value-type="float">
            <text:p>0.839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table:number-columns-repeated="2"/>
          <table:table-cell office:value-type="float" office:value="-8.28682842612881" calcext:value-type="float">
            <text:p>-8.287</text:p>
          </table:table-cell>
          <table:table-cell office:value-type="float" office:value="4.94528367929268" calcext:value-type="float">
            <text:p>4.945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</text:p>
          </table:table-cell>
          <table:table-cell/>
          <table:table-cell office:value-type="float" office:value="-10.0343733105405" calcext:value-type="float">
            <text:p>-10.034</text:p>
          </table:table-cell>
          <table:table-cell office:value-type="float" office:value="4.76849295667995" calcext:value-type="float">
            <text:p>4.768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Fecundity</text:p>
          </table:table-cell>
          <table:table-cell table:style-name="ce3" office:value-type="string" calcext:value-type="string" table:number-columns-spanned="1" table:number-rows-spanned="4">
            <text:p>~ Size + NK + Size:NK</text:p>
          </table:table-cell>
          <table:table-cell table:style-name="ce1" office:value-type="string" calcext:value-type="string">
            <text:p>+ Density + Canopy</text:p>
          </table:table-cell>
          <table:table-cell office:value-type="string" calcext:value-type="string">
            <text:p>Negative binomial (link =log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/>
          <table:table-cell table:style-name="ce6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Canopy</text:p>
          </table:table-cell>
          <table:table-cell/>
          <table:table-cell office:value-type="float" office:value="-1.11513057213121" calcext:value-type="float">
            <text:p>-1.115</text:p>
          </table:table-cell>
          <table:table-cell office:value-type="float" office:value="3.41565662271544" calcext:value-type="float">
            <text:p>3.416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table:number-columns-repeated="2"/>
          <table:table-cell office:value-type="float" office:value="-5.9079063394351" calcext:value-type="float">
            <text:p>-5.908</text:p>
          </table:table-cell>
          <table:table-cell office:value-type="float" office:value="5.01918385468672" calcext:value-type="float">
            <text:p>5.019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</text:p>
          </table:table-cell>
          <table:table-cell/>
          <table:table-cell office:value-type="float" office:value="-6.79404312327344" calcext:value-type="float">
            <text:p>-6.794</text:p>
          </table:table-cell>
          <table:table-cell office:value-type="float" office:value="4.58964128545487" calcext:value-type="float">
            <text:p>4.590</text:p>
          </table:table-cell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Killifish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4">
            <text:p>Survival</text:p>
          </table:table-cell>
          <table:table-cell table:style-name="ce3" office:value-type="string" calcext:value-type="string" table:number-columns-spanned="1" table:number-rows-spanned="4">
            <text:p>~ Size + NG + Size:NG</text:p>
          </table:table-cell>
          <table:table-cell/>
          <table:table-cell office:value-type="string" calcext:value-type="string">
            <text:p>Bernoulli (link= logit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</text:p>
          </table:table-cell>
          <table:table-cell/>
          <table:table-cell office:value-type="float" office:value="-0.859439722354713" calcext:value-type="float">
            <text:p>-0.859</text:p>
          </table:table-cell>
          <table:table-cell office:value-type="float" office:value="0.194060024131757" calcext:value-type="float">
            <text:p>0.194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Canopy</text:p>
          </table:table-cell>
          <table:table-cell/>
          <table:table-cell office:value-type="float" office:value="-0.895577305643007" calcext:value-type="float">
            <text:p>-0.896</text:p>
          </table:table-cell>
          <table:table-cell office:value-type="float" office:value="0.520489411666643" calcext:value-type="float">
            <text:p>0.520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 + Canopy</text:p>
          </table:table-cell>
          <table:table-cell/>
          <table:table-cell office:value-type="float" office:value="-2.18843716584056" calcext:value-type="float">
            <text:p>-2.188</text:p>
          </table:table-cell>
          <table:table-cell office:value-type="float" office:value="0.481962739862562" calcext:value-type="float">
            <text:p>0.482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4">
            <text:p>Growth</text:p>
          </table:table-cell>
          <table:table-cell table:style-name="ce4" office:value-type="string" calcext:value-type="string" table:number-columns-spanned="1" table:number-rows-spanned="2">
            <text:p>(&lt; 30mm) ~ <text:s/>Size + NK + Size:NK; </text:p>
          </table:table-cell>
          <table:table-cell table:style-name="ce1" office:value-type="string" calcext:value-type="string">
            <text:p>+ Density</text:p>
          </table:table-cell>
          <table:table-cell office:value-type="string" calcext:value-type="string">
            <text:p>Normal (link= identity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table:number-columns-repeated="2"/>
          <table:table-cell office:value-type="float" office:value="-0.280697907737188" calcext:value-type="float">
            <text:p>-0.281</text:p>
          </table:table-cell>
          <table:table-cell office:value-type="float" office:value="0.189189851161771" calcext:value-type="float">
            <text:p>0.189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(&gt; 30mm) ~ <text:s/>Size + NK + Size:NK</text:p>
          </table:table-cell>
          <table:table-cell office:value-type="string" calcext:value-type="string">
            <text:p>+ Density + Canopy</text:p>
          </table:table-cell>
          <table:table-cell/>
          <table:table-cell office:value-type="float" office:value="-0.824378309800831" calcext:value-type="float">
            <text:p>-0.824</text:p>
          </table:table-cell>
          <table:table-cell office:value-type="float" office:value="0.666391595416772" calcext:value-type="float">
            <text:p>0.666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Canopy</text:p>
          </table:table-cell>
          <table:table-cell/>
          <table:table-cell office:value-type="float" office:value="-1.00107422635034" calcext:value-type="float">
            <text:p>-1.001</text:p>
          </table:table-cell>
          <table:table-cell office:value-type="float" office:value="1.3690633718106" calcext:value-type="float">
            <text:p>1.369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4">
            <text:p>Fecundity</text:p>
          </table:table-cell>
          <table:table-cell table:style-name="ce3" office:value-type="string" calcext:value-type="string" table:number-columns-spanned="1" table:number-rows-spanned="4">
            <text:p>~ Size + NG</text:p>
          </table:table-cell>
          <table:table-cell table:style-name="ce1" office:value-type="string" calcext:value-type="string">
            <text:p>+ Density</text:p>
          </table:table-cell>
          <table:table-cell office:value-type="string" calcext:value-type="string">
            <text:p>Negative binomial (link =log)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table:number-columns-repeated="2"/>
          <table:table-cell office:value-type="float" office:value="-0.660400480102506" calcext:value-type="float">
            <text:p>-0.660</text:p>
          </table:table-cell>
          <table:table-cell office:value-type="float" office:value="3.25668245100119" calcext:value-type="float">
            <text:p>3.257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Canopy</text:p>
          </table:table-cell>
          <table:table-cell/>
          <table:table-cell office:value-type="float" office:value="-0.952099878945822" calcext:value-type="float">
            <text:p>-0.952</text:p>
          </table:table-cell>
          <table:table-cell office:value-type="float" office:value="3.20810814118007" calcext:value-type="float">
            <text:p>3.208</text:p>
          </table:table-cell>
          <table:table-cell table:number-columns-repeated="1015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+ Density + Canopy</text:p>
          </table:table-cell>
          <table:table-cell/>
          <table:table-cell office:value-type="float" office:value="-1.03292221863858" calcext:value-type="float">
            <text:p>-1.033</text:p>
          </table:table-cell>
          <table:table-cell office:value-type="float" office:value="0.760703730521574" calcext:value-type="float">
            <text:p>0.761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15:26:58.727828487</dc:date>
    <meta:editing-duration>PT18H22M47S</meta:editing-duration>
    <meta:editing-cycles>7</meta:editing-cycles>
    <meta:generator>LibreOffice/6.4.7.2$Linux_X86_64 LibreOffice_project/40$Build-2</meta:generator>
    <meta:document-statistic meta:table-count="1" meta:cell-count="93" meta:object-count="0"/>
  </office:meta>
</office:document-meta>
</file>